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24045" officeooo:paragraph-rsid="00124045"/>
    </style:style>
    <style:style style:name="P2" style:family="paragraph" style:parent-style-name="Heading_20_3">
      <style:text-properties officeooo:rsid="00146af8" officeooo:paragraph-rsid="00146af8"/>
    </style:style>
    <style:style style:name="P3" style:family="paragraph" style:parent-style-name="Heading_20_3">
      <style:text-properties officeooo:rsid="00165b45" officeooo:paragraph-rsid="00165b45"/>
    </style:style>
    <style:style style:name="P4" style:family="paragraph" style:parent-style-name="Text_20_body">
      <style:text-properties officeooo:paragraph-rsid="00124045"/>
    </style:style>
    <style:style style:name="P5" style:family="paragraph" style:parent-style-name="Text_20_body">
      <style:text-properties officeooo:rsid="0012520a" officeooo:paragraph-rsid="00146af8"/>
    </style:style>
    <style:style style:name="P6" style:family="paragraph" style:parent-style-name="Text_20_body" style:list-style-name="L1">
      <style:text-properties officeooo:rsid="00170aa4" officeooo:paragraph-rsid="00170aa4"/>
    </style:style>
    <style:style style:name="P7" style:family="paragraph" style:parent-style-name="Text_20_body" style:list-style-name="L1">
      <style:paragraph-properties style:writing-mode="lr-tb"/>
      <style:text-properties officeooo:rsid="00170aa4" officeooo:paragraph-rsid="00170aa4"/>
    </style:style>
    <style:style style:name="P8" style:family="paragraph" style:parent-style-name="Text_20_body" style:list-style-name="L1">
      <style:text-properties officeooo:rsid="00170aa4" officeooo:paragraph-rsid="0019efbf"/>
    </style:style>
    <style:style style:name="P9" style:family="paragraph" style:parent-style-name="Text_20_body" style:list-style-name="L1">
      <style:text-properties officeooo:rsid="00170aa4" officeooo:paragraph-rsid="001bd021"/>
    </style:style>
    <style:style style:name="P10" style:family="paragraph" style:parent-style-name="Text_20_body" style:list-style-name="L1">
      <style:text-properties officeooo:paragraph-rsid="00170aa4"/>
    </style:style>
    <style:style style:name="P11" style:family="paragraph" style:parent-style-name="Text_20_body" style:list-style-name="L1">
      <style:text-properties officeooo:paragraph-rsid="001bd021"/>
    </style:style>
    <style:style style:name="P12" style:family="paragraph" style:parent-style-name="Text_20_body" style:list-style-name="L1">
      <style:text-properties officeooo:rsid="001748ac" officeooo:paragraph-rsid="001748ac"/>
    </style:style>
    <style:style style:name="P13" style:family="paragraph" style:parent-style-name="Text_20_body" style:list-style-name="L2">
      <style:paragraph-properties style:writing-mode="lr-tb"/>
      <style:text-properties officeooo:rsid="001bd021" officeooo:paragraph-rsid="001f341b"/>
    </style:style>
    <style:style style:name="P14" style:family="paragraph" style:parent-style-name="Text_20_body" style:list-style-name="L2">
      <style:paragraph-properties style:writing-mode="lr-tb"/>
      <style:text-properties officeooo:rsid="00244f79" officeooo:paragraph-rsid="00244f79"/>
    </style:style>
    <style:style style:name="T1" style:family="text">
      <style:text-properties officeooo:rsid="0011f69d"/>
    </style:style>
    <style:style style:name="T2" style:family="text">
      <style:text-properties officeooo:rsid="0012404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253a6" style:font-style-asian="italic" style:font-style-complex="italic"/>
    </style:style>
    <style:style style:name="T5" style:family="text">
      <style:text-properties fo:font-style="italic" fo:font-weight="bold" officeooo:rsid="00124045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officeooo:rsid="00124045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70aa4" style:font-style-asian="normal" style:font-style-complex="normal"/>
    </style:style>
    <style:style style:name="T9" style:family="text">
      <style:text-properties fo:font-style="normal" officeooo:rsid="001748ac" style:font-style-asian="normal" style:font-style-complex="normal"/>
    </style:style>
    <style:style style:name="T10" style:family="text">
      <style:text-properties fo:font-style="normal" officeooo:rsid="001bd021" style:font-style-asian="normal" style:font-style-complex="normal"/>
    </style:style>
    <style:style style:name="T11" style:family="text">
      <style:text-properties fo:font-style="normal" officeooo:rsid="001d9c03" style:font-style-asian="normal" style:font-style-complex="normal"/>
    </style:style>
    <style:style style:name="T12" style:family="text">
      <style:text-properties fo:font-style="normal" officeooo:rsid="001f341b" style:font-style-asian="normal" style:font-style-complex="normal"/>
    </style:style>
    <style:style style:name="T13" style:family="text">
      <style:text-properties fo:font-style="normal" officeooo:rsid="002253a6" style:font-style-asian="normal" style:font-style-complex="normal"/>
    </style:style>
    <style:style style:name="T14" style:family="text">
      <style:text-properties fo:font-style="normal" officeooo:rsid="0026ae18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2520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46af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24045" style:font-style-asian="normal" style:font-weight-asian="normal" style:font-style-complex="normal" style:font-weight-complex="normal"/>
    </style:style>
    <style:style style:name="T19" style:family="text">
      <style:text-properties officeooo:rsid="00170aa4"/>
    </style:style>
    <style:style style:name="T20" style:family="text">
      <style:text-properties officeooo:rsid="0019efbf"/>
    </style:style>
    <style:style style:name="T21" style:family="text">
      <style:text-properties officeooo:rsid="001ad248"/>
    </style:style>
    <style:style style:name="T22" style:family="text">
      <style:text-properties officeooo:rsid="001bd021"/>
    </style:style>
    <style:style style:name="T23" style:family="text">
      <style:text-properties officeooo:rsid="001f341b"/>
    </style:style>
    <style:style style:name="T24" style:family="text">
      <style:text-properties fo:language="en" fo:country="US"/>
    </style:style>
    <style:style style:name="T25" style:family="text">
      <style:text-properties officeooo:rsid="002630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Project Name</text:span>: toDone</text:h>
      <text:h text:style-name="P1" text:outline-level="3">Overview:</text:h>
      <text:p text:style-name="P4"><text:span text:style-name="T2">A aplicação é um </text:span><text:span text:style-name="T5">To Do List</text:span><text:span text:style-name="T18"> multi-plataforma, utilizando tecnologia o</text:span><text:span text:style-name="T6"> .Net(dotnet) Framework</text:span><text:span text:style-name="T18"> da </text:span><text:span text:style-name="T6">Microsoft</text:span><text:span text:style-name="T18">. </text:span><text:span text:style-name="T16">Será desenvolvido para as seguintes plataformas: Linux, Windows, Android, talvez MacOS.</text:span></text:p>
      <text:h text:style-name="P3" text:outline-level="3"><text:span text:style-name="T19">F</text:span>unctional <text:span text:style-name="T24">requirements</text:span>:</text:h>
      <text:list xml:id="list3997470920" text:style-name="L1">
        <text:list-item>
          <text:p text:style-name="P9">Tarefas → <text:span text:style-name="T22">Nome, Descrição, Tag, Deadline, Prioridade;</text:span></text:p>
          <text:list>
            <text:list-item>
              <text:p text:style-name="P11"><text:span text:style-name="T19">Criar</text:span><text:span text:style-name="T8">: </text:span><text:span text:style-name="T10">→ Nome, Descrição, Tag, Deadline, </text:span><text:span text:style-name="T11">Prioridade</text:span></text:p>
            </text:list-item>
            <text:list-item>
              <text:p text:style-name="P10"><text:span text:style-name="T8">Listar </text:span><text:span text:style-name="T12">as tarefas por: Deadline, </text:span><text:span text:style-name="T8">;</text:span></text:p>
            </text:list-item>
            <text:list-item>
              <text:p text:style-name="P6"><text:span text:style-name="T7">Editar, apenas uma tag por vez;</text:span></text:p>
            </text:list-item>
            <text:list-item>
              <text:p text:style-name="P6"><text:span text:style-name="T7">Excluir, um ou mais tarefas.</text:span></text:p>
            </text:list-item>
          </text:list>
        </text:list-item>
        <text:list-item>
          <text:p text:style-name="P8"><text:span text:style-name="T7">Tags → </text:span><text:span text:style-name="T10">Nome, Cor</text:span></text:p>
          <text:list>
            <text:list-item>
              <text:p text:style-name="P8"><text:span text:style-name="T7">Criar, na hora da criação da tag;</text:span></text:p>
            </text:list-item>
            <text:list-item>
              <text:p text:style-name="P7"><text:span text:style-name="T7">Listar, </text:span><text:span text:style-name="T9">por </text:span><text:span text:style-name="T10">cor ou </text:span><text:span text:style-name="T14">tag name</text:span><text:span text:style-name="T7">;</text:span></text:p>
            </text:list-item>
            <text:list-item>
              <text:p text:style-name="P12"><text:span text:style-name="T7">Editar: Renomear, mudar cor;</text:span></text:p>
            </text:list-item>
            <text:list-item>
              <text:p text:style-name="P12"><text:span text:style-name="T7">Excluir, um ou mais;</text:span></text:p>
            </text:list-item>
          </text:list>
        </text:list-item>
        <text:list-item>
          <text:p text:style-name="P12"><text:span text:style-name="T7">Pesquisar:</text:span></text:p>
          <text:list>
            <text:list-item>
              <text:p text:style-name="P12"><text:span text:style-name="T7">Por titulo da Tarefa;</text:span></text:p>
            </text:list-item>
            <text:list-item>
              <text:p text:style-name="P12"><text:span text:style-name="T7">Por cor ou nome da tag;</text:span></text:p>
            </text:list-item>
          </text:list>
        </text:list-item>
        <text:list-item>
          <text:p text:style-name="P12"><text:span text:style-name="T7">Backup:</text:span></text:p>
          <text:list>
            <text:list-item>
              <text:p text:style-name="P12"><text:span text:style-name="T7">Manual, podendo ser salve em </text:span><text:span text:style-name="T3">Texto Plano</text:span><text:span text:style-name="T7">;</text:span></text:p>
            </text:list-item>
            <text:list-item>
              <text:p text:style-name="P12"><text:span text:style-name="T7">Automático, enviando o mesmo arquivo em </text:span><text:span text:style-name="T3">Texto Plano</text:span><text:span text:style-name="T7">, para um servidor;</text:span></text:p>
            </text:list-item>
          </text:list>
        </text:list-item>
      </text:list>
      <text:h text:style-name="Heading_20_3" text:outline-level="3"><text:span text:style-name="T23">Usability</text:span><text:span text:style-name="T20">:</text:span></text:h>
      <text:list xml:id="list957071828" text:style-name="L2">
        <text:list-item>
          <text:p text:style-name="P14">Cada aplicação <text:span text:style-name="T25">funciona independente;</text:span></text:p>
        </text:list-item>
        <text:list-item>
          <text:p text:style-name="P13">O usuário poderá adicionar <text:span text:style-name="T3">tarefas</text:span><text:span text:style-name="T7"> pela aplicação desktop</text:span><text:span text:style-name="T12">;</text:span></text:p>
        </text:list-item>
        <text:list-item>
          <text:p text:style-name="P13"><text:span text:style-name="T7"><text:s/></text:span><text:span text:style-name="T13">Pode ver a lista de tarefas pelo </text:span><text:span text:style-name="T4">system tray</text:span><text:span text:style-name="T13">;</text:span></text:p>
        </text:list-item>
        <text:list-item>
          <text:p text:style-name="P14"><text:span text:style-name="T13">O </text:span><text:span text:style-name="T7">usuário pode adicionar</text:span></text:p>
        </text:list-item>
      </text:list>
      <text:h text:style-name="P2" text:outline-level="3">Development:</text:h>
      <text:p text:style-name="P5"><text:span text:style-name="T15">A aplicação será divido </text:span><text:span text:style-name="T17">da seguinte forma: Command Line Interface (CLI), Graphical User Interface (GUI)</text:span><text:span text:style-name="T15">, </text:span><text:span text:style-name="T17">System Tray Manager,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20:07:58.264903367</meta:creation-date>
    <dc:date>2023-02-22T01:16:23.713200408</dc:date>
    <meta:editing-duration>PT5H8M15S</meta:editing-duration>
    <meta:editing-cycles>20</meta:editing-cycles>
    <meta:generator>LibreOffice/7.5.0.3$Linux_X86_64 LibreOffice_project/c21113d003cd3efa8c53188764377a8272d9d6de</meta:generator>
    <meta:document-statistic meta:table-count="0" meta:image-count="0" meta:object-count="0" meta:page-count="1" meta:paragraph-count="27" meta:word-count="183" meta:character-count="1074" meta:non-whitespace-character-count="936"/>
  </office:meta>
</office:document-meta>
</file>